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8" draw:layer="layout" svg:width="3.868cm" svg:height="1.517cm" svg:x="50.787cm" svg:y="15.812cm">
          <draw:text-box>
            <text:p><text:span text:style-name="T9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55:25.088477139</dc:date>
    <dc:creator>elucterio </dc:creator>
    <meta:editing-duration>PT5H47M5S</meta:editing-duration>
    <meta:editing-cycles>69</meta:editing-cycles>
    <meta:generator>LibreOffice/4.2.8.2$Linux_X86_64 LibreOffice_project/420m0$Build-2</meta:generator>
    <meta:document-statistic meta:object-count="98"/>
  </office:meta>
</office:document-meta>
</file>